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1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<draw:frame draw:style-name="a2" draw:name="Picture 1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3" draw:name="Picture 1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draw:frame draw:style-name="a4" draw:name="Picture 1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.27778in" fo:padding-right="0in" fo:background-color="transparent" draw:textarea-vertical-align="top" draw:textarea-horizontal-align="left" style:wrap="run-through" style:run-through="foreground" style:horizontal-rel="page" style:vertical-rel="page" style:horizontal-pos="lef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3" text:anchor-type="paragraph" svg:x="0in" svg:y="0in" svg:width="0.48542in" svg:height="0.48542in" style:rel-width="scale" style:rel-height="scale"><draw:text-box><text:p text:style-name="P2">Classified</text:p></draw:text-box><svg:title/><svg:desc>Classified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ndini S Kumar</meta:initial-creator>
    <dc:creator>Nandini S Kumar</dc:creator>
    <meta:creation-date>2024-02-19T06:38:00Z</meta:creation-date>
    <dc:date>2024-02-19T06:38:00Z</dc:date>
    <meta:template xlink:href="Normal" xlink:type="simple"/>
    <meta:editing-cycles>2</meta:editing-cycles>
    <meta:editing-duration>PT60S</meta:editing-duration>
    <meta:user-defined meta:name="ClassificationContentMarkingHeaderShapeIds">2f951b31,45ab2dfa,24d89d4f</meta:user-defined>
    <meta:user-defined meta:name="ClassificationContentMarkingHeaderFontProps">#000000,10,Calibri</meta:user-defined>
    <meta:user-defined meta:name="ClassificationContentMarkingHeaderText">Classified</meta:user-defined>
    <meta:user-defined meta:name="MSIP_Label_00f7727a-510c-40ce-a418-7fdfc8e6513f_Enabled">true</meta:user-defined>
    <meta:user-defined meta:name="MSIP_Label_00f7727a-510c-40ce-a418-7fdfc8e6513f_SetDate">2024-02-19T06:19:02Z</meta:user-defined>
    <meta:user-defined meta:name="MSIP_Label_00f7727a-510c-40ce-a418-7fdfc8e6513f_Method">Standard</meta:user-defined>
    <meta:user-defined meta:name="MSIP_Label_00f7727a-510c-40ce-a418-7fdfc8e6513f_Name">Classified (without encryption)</meta:user-defined>
    <meta:user-defined meta:name="MSIP_Label_00f7727a-510c-40ce-a418-7fdfc8e6513f_SiteId">75b2f54b-feff-400d-8e0b-67102edb9a23</meta:user-defined>
    <meta:user-defined meta:name="MSIP_Label_00f7727a-510c-40ce-a418-7fdfc8e6513f_ActionId">f1876e5d-95a7-4994-9fc2-a2299fbe3318</meta:user-defined>
    <meta:user-defined meta:name="MSIP_Label_00f7727a-510c-40ce-a418-7fdfc8e6513f_ContentBits">1</meta:user-defined>
    <meta:document-statistic meta:page-count="2" meta:paragraph-count="1" meta:word-count="1" meta:character-count="7" meta:row-count="1" meta:non-whitespace-character-count="7"/>
  </office:meta>
</office:document-meta>
</file>